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28955*"/>
    </style:style>
    <style:style style:name="Table2.B" style:family="table-column">
      <style:table-column-properties style:column-width="4.1861in" style:rel-column-width="3658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normal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091d28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681eb8" officeooo:paragraph-rsid="00681eb8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69730c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6f52d6" officeooo:paragraph-rsid="006f52d6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10072" officeooo:paragraph-rsid="00710072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8381d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bdabf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a76dc" officeooo:paragraph-rsid="006a76dc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d867d" officeooo:paragraph-rsid="006d867d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6f52d6" officeooo:paragraph-rsid="006f52d6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710072" officeooo:paragraph-rsid="00710072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6d1dc"/>
    </style:style>
    <style:style style:name="T5" style:family="text">
      <style:text-properties officeooo:rsid="0018c1b0"/>
    </style:style>
    <style:style style:name="T6" style:family="text">
      <style:text-properties officeooo:rsid="001aaffa"/>
    </style:style>
    <style:style style:name="T7" style:family="text">
      <style:text-properties officeooo:rsid="001cafde"/>
    </style:style>
    <style:style style:name="T8" style:family="text">
      <style:text-properties officeooo:rsid="001cd62a"/>
    </style:style>
    <style:style style:name="T9" style:family="text">
      <style:text-properties officeooo:rsid="001eb2ae"/>
    </style:style>
    <style:style style:name="T10" style:family="text">
      <style:text-properties officeooo:rsid="00209344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24e2a1"/>
    </style:style>
    <style:style style:name="T13" style:family="text">
      <style:text-properties style:font-name="Courier New" officeooo:rsid="002ddd00"/>
    </style:style>
    <style:style style:name="T14" style:family="text">
      <style:text-properties style:font-name="Courier New" officeooo:rsid="00346dd4"/>
    </style:style>
    <style:style style:name="T15" style:family="text">
      <style:text-properties style:font-name="Courier New" officeooo:rsid="00372cf2"/>
    </style:style>
    <style:style style:name="T16" style:family="text">
      <style:text-properties style:font-name="Courier New" officeooo:rsid="003a3840"/>
    </style:style>
    <style:style style:name="T17" style:family="text">
      <style:text-properties officeooo:rsid="0024e2a1"/>
    </style:style>
    <style:style style:name="T18" style:family="text">
      <style:text-properties officeooo:rsid="002ddd00"/>
    </style:style>
    <style:style style:name="T19" style:family="text">
      <style:text-properties officeooo:rsid="00346dd4"/>
    </style:style>
    <style:style style:name="T20" style:family="text">
      <style:text-properties officeooo:rsid="00368dd0"/>
    </style:style>
    <style:style style:name="T21" style:family="text">
      <style:text-properties officeooo:rsid="00372cf2"/>
    </style:style>
    <style:style style:name="T22" style:family="text">
      <style:text-properties officeooo:rsid="0038e162"/>
    </style:style>
    <style:style style:name="T23" style:family="text">
      <style:text-properties officeooo:rsid="003a3840"/>
    </style:style>
    <style:style style:name="T24" style:family="text">
      <style:text-properties officeooo:rsid="003ba9cc"/>
    </style:style>
    <style:style style:name="T25" style:family="text">
      <style:text-properties officeooo:rsid="00406506"/>
    </style:style>
    <style:style style:name="T26" style:family="text">
      <style:text-properties officeooo:rsid="0044cd70"/>
    </style:style>
    <style:style style:name="T27" style:family="text">
      <style:text-properties officeooo:rsid="00469359"/>
    </style:style>
    <style:style style:name="T28" style:family="text">
      <style:text-properties officeooo:rsid="0047f216"/>
    </style:style>
    <style:style style:name="T29" style:family="text">
      <style:text-properties officeooo:rsid="0048f651"/>
    </style:style>
    <style:style style:name="T30" style:family="text">
      <style:text-properties officeooo:rsid="004a3d20"/>
    </style:style>
    <style:style style:name="T31" style:family="text">
      <style:text-properties officeooo:rsid="004e360b"/>
    </style:style>
    <style:style style:name="T32" style:family="text">
      <style:text-properties officeooo:rsid="0050ea59"/>
    </style:style>
    <style:style style:name="T33" style:family="text">
      <style:text-properties officeooo:rsid="0051bd64"/>
    </style:style>
    <style:style style:name="T34" style:family="text">
      <style:text-properties officeooo:rsid="00520d9a"/>
    </style:style>
    <style:style style:name="T35" style:family="text">
      <style:text-properties officeooo:rsid="0053df43"/>
    </style:style>
    <style:style style:name="T36" style:family="text">
      <style:text-properties officeooo:rsid="00551c2e"/>
    </style:style>
    <style:style style:name="T37" style:family="text">
      <style:text-properties officeooo:rsid="005bf58b"/>
    </style:style>
    <style:style style:name="T38" style:family="text">
      <style:text-properties officeooo:rsid="005e07a2"/>
    </style:style>
    <style:style style:name="T39" style:family="text">
      <style:text-properties officeooo:rsid="005f850b"/>
    </style:style>
    <style:style style:name="T40" style:family="text">
      <style:text-properties officeooo:rsid="006668af"/>
    </style:style>
    <style:style style:name="T41" style:family="text">
      <style:text-properties style:font-name="Courier New"/>
    </style:style>
    <style:style style:name="T42" style:family="text">
      <style:text-properties style:font-name="Courier New" officeooo:rsid="006668af"/>
    </style:style>
    <style:style style:name="T43" style:family="text">
      <style:text-properties style:font-name="Courier New" officeooo:rsid="006bdabf"/>
    </style:style>
    <style:style style:name="T44" style:family="text">
      <style:text-properties officeooo:rsid="00681eb8"/>
    </style:style>
    <style:style style:name="T45" style:family="text">
      <style:text-properties officeooo:rsid="0068381d"/>
    </style:style>
    <style:style style:name="T46" style:family="text">
      <style:text-properties officeooo:rsid="0069730c"/>
    </style:style>
    <style:style style:name="T47" style:family="text">
      <style:text-properties officeooo:rsid="0069d010"/>
    </style:style>
    <style:style style:name="T48" style:family="text">
      <style:text-properties officeooo:rsid="006a76dc"/>
    </style:style>
    <style:style style:name="T49" style:family="text">
      <style:text-properties officeooo:rsid="006bdabf"/>
    </style:style>
    <style:style style:name="T50" style:family="text">
      <style:text-properties officeooo:rsid="006d86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LIBASIC Language Manual</text:p>
      <text:p text:style-name="P3"/>
      <text:p text:style-name="P9">Commands: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100267808">
          <table:table-cell table:style-name="Table1.A1" office:value-type="string">
            <text:p text:style-name="P77"><text:span text:style-name="T45">{</text:span>CHDIR<text:span text:style-name="T45">|CD}</text:span> DIR$</text:p>
          </table:table-cell>
          <table:table-cell table:style-name="Table1.B1" office:value-type="string">
            <text:p text:style-name="P83">C<text:span text:style-name="T40">hanges the current directory to </text:span><text:span text:style-name="T42">DIR$</text:span><text:span text:style-name="T40">.</text:span></text:p>
          </table:table-cell>
        </table:table-row>
        <table:table-row table:style-name="TableLine100267808">
          <table:table-cell table:style-name="Table1.A2" office:value-type="string">
            <text:p text:style-name="P49">CLS [COLOR]</text:p>
          </table:table-cell>
          <table:table-cell table:style-name="Table1.B2" office:value-type="string">
            <text:p text:style-name="P10">Clears the screen with optional color.</text:p>
          </table:table-cell>
        </table:table-row>
        <table:table-row table:style-name="TableLine100919984">
          <table:table-cell table:style-name="Table1.A2" office:value-type="string">
            <text:p text:style-name="P49">COLOR {FGC, <text:span text:style-name="T1">[BGC]|[FGC], BGC}</text:span></text:p>
          </table:table-cell>
          <table:table-cell table:style-name="Table1.B2" office:value-type="string">
            <text:p text:style-name="P11">Sets the foreground color to <text:span text:style-name="T11">FGC</text:span> and the background color to <text:span text:style-name="T11">BGC</text:span>.</text:p>
          </table:table-cell>
        </table:table-row>
        <table:table-row table:style-name="TableLine100919984">
          <table:table-cell table:style-name="Table1.A2" office:value-type="string">
            <text:p text:style-name="P77"><text:span text:style-name="T49">DEL</text:span> <text:span text:style-name="T49">{VAR</text:span>$<text:span text:style-name="T49">|VAR}</text:span></text:p>
          </table:table-cell>
          <table:table-cell table:style-name="Table1.B2" office:value-type="string">
            <text:p text:style-name="P84"><text:span text:style-name="T49">Deletes the variable</text:span><text:span text:style-name="T40"> </text:span><text:span text:style-name="T43">VAR</text:span><text:span text:style-name="T42">$ </text:span><text:span text:style-name="T49">or </text:span><text:span text:style-name="T43">VAR</text:span><text:span text:style-name="T40">.</text:span></text:p>
          </table:table-cell>
        </table:table-row>
        <table:table-row table:style-name="TableLine101041856">
          <table:table-cell table:style-name="Table1.A2" office:value-type="string">
            <text:p text:style-name="P54">EXIT [CODE]</text:p>
          </table:table-cell>
          <table:table-cell table:style-name="Table1.B2" office:value-type="string">
            <text:p text:style-name="P12">Exits with <text:span text:style-name="T11">CODE</text:span> <text:span text:style-name="T17">(or 0 if </text:span><text:span text:style-name="T12">CODE</text:span> <text:span text:style-name="T17">is undefined)</text:span>.</text:p>
          </table:table-cell>
        </table:table-row>
        <table:table-row table:style-name="TableLine101042576">
          <table:table-cell table:style-name="Table1.A2" office:value-type="string">
            <text:p text:style-name="P51"><text:span text:style-name="T2">LOCATE</text:span> {<text:span text:style-name="T2">X</text:span>, <text:span text:style-name="T1">[</text:span><text:span text:style-name="T2">Y</text:span><text:span text:style-name="T1">]|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11">Moves the cursor to <text:span text:style-name="T11">X</text:span>, <text:span text:style-name="T11">Y</text:span>.</text:p>
          </table:table-cell>
        </table:table-row>
        <table:table-row table:style-name="TableLine101043296">
          <table:table-cell table:style-name="Table1.A2" office:value-type="string">
            <text:p text:style-name="P56">PRINT <text:span text:style-name="T2">[{STRING$|NUMBER}</text:span>{<text:span text:style-name="T2">,</text:span>|;} <text:span text:style-name="T2">...]</text:span></text:p>
          </table:table-cell>
          <table:table-cell table:style-name="Table1.B2" office:value-type="string">
            <text:p text:style-name="P15">Prints text on the screen, ‘;’ means print without newline and ‘,’ means print tab.</text:p>
          </table:table-cell>
        </table:table-row>
        <table:table-row table:style-name="TableLine101043968">
          <table:table-cell table:style-name="Table1.A2" office:value-type="string">
            <text:p text:style-name="P54">PUT [{STRING$|NUMBER} ...]</text:p>
          </table:table-cell>
          <table:table-cell table:style-name="Table1.B2" office:value-type="string">
            <text:p text:style-name="P11">Puts <text:span text:style-name="T11">STRING$</text:span> or <text:span text:style-name="T11">NUMBER</text:span> on the terminal.</text:p>
          </table:table-cell>
        </table:table-row>
        <table:table-row table:style-name="TableLine101044688">
          <table:table-cell table:style-name="Table1.A2" office:value-type="string">
            <text:p text:style-name="P55">QUIT [CODE]</text:p>
          </table:table-cell>
          <table:table-cell table:style-name="Table1.B2" office:value-type="string">
            <text:p text:style-name="P16">Refer to ‘EXIT’.</text:p>
          </table:table-cell>
        </table:table-row>
        <table:table-row table:style-name="TableLine101045408">
          <table:table-cell table:style-name="Table1.A2" office:value-type="string">
            <text:p text:style-name="P49">RESETTIMER</text:p>
          </table:table-cell>
          <table:table-cell table:style-name="Table1.B2" office:value-type="string">
            <text:p text:style-name="P13">Resets the timer.</text:p>
          </table:table-cell>
        </table:table-row>
        <table:table-row table:style-name="TableLine101046400">
          <table:table-cell table:style-name="Table1.A2" office:value-type="string">
            <text:p text:style-name="P49">RUN <text:span text:style-name="T3">FILENAME$</text:span></text:p>
          </table:table-cell>
          <table:table-cell table:style-name="Table1.B2" office:value-type="string">
            <text:p text:style-name="P13">Opens and runs <text:span text:style-name="T11">FILENAME$</text:span>.</text:p>
          </table:table-cell>
        </table:table-row>
        <table:table-row table:style-name="TableLine101047120">
          <table:table-cell table:style-name="Table1.A2" office:value-type="string">
            <text:p text:style-name="P53">{<text:span text:style-name="T44">{</text:span>SET<text:span text:style-name="T44">|LET}</text:span> {VAR$|VAR}, {STRING$<text:span text:style-name="T46">|</text:span>NUMBER}|{VAR$|VAR} = {STRING$|NUMBER}}</text:p>
          </table:table-cell>
          <table:table-cell table:style-name="Table1.B2" office:value-type="string">
            <text:p text:style-name="P14">Sets the variable <text:span text:style-name="T11">VAR$</text:span> or <text:span text:style-name="T11">VAR</text:span> to <text:span text:style-name="T11">STRING$</text:span> or <text:span text:style-name="T11">NUMBER</text:span>.</text:p>
          </table:table-cell>
        </table:table-row>
        <table:table-row table:style-name="TableLine101047840">
          <table:table-cell table:style-name="Table1.A2" office:value-type="string">
            <text:p text:style-name="P52"><text:span text:style-name="T45">{</text:span>SH<text:span text:style-name="T45">|EXEC}</text:span> COMMAND$</text:p>
          </table:table-cell>
          <table:table-cell table:style-name="Table1.B2" office:value-type="string">
            <text:p text:style-name="P14">Runs <text:span text:style-name="T13">COMMAND$</text:span> in sh on Linux and Command Prompt on Windows</text:p>
          </table:table-cell>
        </table:table-row>
        <table:table-row table:style-name="TableLine101048560">
          <table:table-cell table:style-name="Table1.A2" office:value-type="string">
            <text:p text:style-name="P78"><text:span text:style-name="T46">{</text:span>SRAND<text:span text:style-name="T46">|</text:span>SRND<text:span text:style-name="T46">}</text:span> SEED</text:p>
          </table:table-cell>
          <table:table-cell table:style-name="Table1.B2" office:value-type="string">
            <text:p text:style-name="P14">Seeds the random number generator with <text:span text:style-name="T11">SEED</text:span>.</text:p>
          </table:table-cell>
        </table:table-row>
        <table:table-row table:style-name="TableLine101050720">
          <table:table-cell table:style-name="Table1.A2" office:value-type="string">
            <text:p text:style-name="P52">WAIT SEC</text:p>
          </table:table-cell>
          <table:table-cell table:style-name="Table1.B2" office:value-type="string">
            <text:p text:style-name="P14">Waits for <text:span text:style-name="T11">SEC</text:span> seconds.</text:p>
          </table:table-cell>
        </table:table-row>
        <table:table-row table:style-name="TableLine101051440">
          <table:table-cell table:style-name="Table1.A2" office:value-type="string">
            <text:p text:style-name="P52">WAITMS MSEC</text:p>
          </table:table-cell>
          <table:table-cell table:style-name="Table1.B2" office:value-type="string">
            <text:p text:style-name="P14">Waits for <text:span text:style-name="T11">MSEC</text:span> milliseconds.</text:p>
          </table:table-cell>
        </table:table-row>
        <table:table-row table:style-name="TableLine101052160">
          <table:table-cell table:style-name="Table1.A2" office:value-type="string">
            <text:p text:style-name="P52">WAITUS USEC</text:p>
          </table:table-cell>
          <table:table-cell table:style-name="Table1.B2" office:value-type="string">
            <text:p text:style-name="P14">Waits for <text:span text:style-name="T11">USEC</text:span> microseconds.</text:p>
          </table:table-cell>
        </table:table-row>
        <table:table-row table:style-name="TableLine101052160">
          <table:table-cell table:style-name="Table1.A2" office:value-type="string">
            <text:p text:style-name="P52">_<text:span text:style-name="T48">AUTOHIST</text:span></text:p>
          </table:table-cell>
          <table:table-cell table:style-name="Table1.B2" office:value-type="string">
            <text:p text:style-name="P86">Enables automatic history saving (saves to ‘<text:span text:style-name="T11">.clibasic_history</text:span>’ to the user’s home directory, remove this file to disable this feature).</text:p>
          </table:table-cell>
        </table:table-row>
        <table:table-row table:style-name="TableLine101052880">
          <table:table-cell table:style-name="Table1.A2" office:value-type="string">
            <text:p text:style-name="P49">_DEBUGOFF</text:p>
          </table:table-cell>
          <table:table-cell table:style-name="Table1.B2" office:value-type="string">
            <text:p text:style-name="P17">Disables the printing of debug text.</text:p>
          </table:table-cell>
        </table:table-row>
        <table:table-row table:style-name="TableLine101053680">
          <table:table-cell table:style-name="Table1.A2" office:value-type="string">
            <text:p text:style-name="P49">_DEBUGO<text:span text:style-name="T4">N</text:span></text:p>
          </table:table-cell>
          <table:table-cell table:style-name="Table1.B2" office:value-type="string">
            <text:p text:style-name="P17">Enables the printing of debug text.</text:p>
          </table:table-cell>
        </table:table-row>
        <table:table-row table:style-name="TableLine101054480">
          <table:table-cell table:style-name="Table1.A2" office:value-type="string">
            <text:p text:style-name="P49">_LOADCMDH<text:span text:style-name="T48">I</text:span>ST <text:span text:style-name="T5">FILENAME$</text:span></text:p>
          </table:table-cell>
          <table:table-cell table:style-name="Table1.B2" office:value-type="string">
            <text:p text:style-name="P18"><text:span text:style-name="T7">Load</text:span>s the command history <text:span text:style-name="T7">from</text:span> <text:span text:style-name="T11">FILENAME$</text:span>.</text:p>
          </table:table-cell>
        </table:table-row>
        <table:table-row table:style-name="TableLine101055280">
          <table:table-cell table:style-name="Table1.A2" office:value-type="string">
            <text:p text:style-name="P49">_PROMPT <text:span text:style-name="T6">STRING$</text:span></text:p>
          </table:table-cell>
          <table:table-cell table:style-name="Table1.B2" office:value-type="string">
            <text:p text:style-name="P19">Sets the prompt string to solve to <text:span text:style-name="T11">STRING$</text:span>.</text:p>
          </table:table-cell>
        </table:table-row>
        <text:soft-page-break/>
        <table:table-row table:style-name="TableLine101056080">
          <table:table-cell table:style-name="Table1.A2" office:value-type="string">
            <text:p text:style-name="P49">_SAVECMDH<text:span text:style-name="T48">I</text:span>ST <text:span text:style-name="T7">FILENAME$</text:span></text:p>
          </table:table-cell>
          <table:table-cell table:style-name="Table1.B2" office:value-type="string">
            <text:p text:style-name="P18">Saves the command history to <text:span text:style-name="T11">FILENAME$</text:span>.</text:p>
          </table:table-cell>
        </table:table-row>
        <table:table-row table:style-name="TableLine101056880">
          <table:table-cell table:style-name="Table1.A2" office:value-type="string">
            <text:p text:style-name="P50">_SHATTRIB <text:span text:style-name="T7">{ATTRIB$|ATTRIB}, {VALUE$</text:span><text:span text:style-name="T46">|</text:span><text:span text:style-name="T7">VALUE}</text:span></text:p>
          </table:table-cell>
          <table:table-cell table:style-name="Table1.B2" office:value-type="string">
            <text:p text:style-name="P20">Sets the ‘<text:span text:style-name="T8">SH’</text:span>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101057680">
          <table:table-cell table:style-name="Table1.A2" office:value-type="string">
            <text:p text:style-name="P49">_TXTATTRIB <text:span text:style-name="T7">{ATTRIB$|ATTRIB}, {VALUE$, VALUE}</text:span></text:p>
          </table:table-cell>
          <table:table-cell table:style-name="Table1.B2" office:value-type="string">
            <text:p text:style-name="P20">Sets the text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101058480">
          <table:table-cell table:style-name="Table1.A2" office:value-type="string">
            <text:p text:style-name="P49">_TXTLOCK</text:p>
          </table:table-cell>
          <table:table-cell table:style-name="Table1.B2" office:value-type="string">
            <text:p text:style-name="P21">Stops the keyboard from echoing on the terminal.</text:p>
          </table:table-cell>
        </table:table-row>
        <table:table-row table:style-name="TableLine101059280">
          <table:table-cell table:style-name="Table1.A2" office:value-type="string">
            <text:p text:style-name="P49">_<text:span text:style-name="T9">TXTUNLOCK</text:span></text:p>
          </table:table-cell>
          <table:table-cell table:style-name="Table1.B2" office:value-type="string">
            <text:p text:style-name="P21">Undoes the effect of ‘_TXTLOCK’.</text:p>
          </table:table-cell>
        </table:table-row>
      </table:table>
      <text:p text:style-name="P4"/>
      <text:p text:style-name="P4"><text:span text:style-name="T10">Function</text:span>s:</text:p>
      <text:p text:style-name="P6"/>
      <table:table table:name="Table2" table:style-name="Table2">
        <table:table-column table:style-name="Table2.A"/>
        <table:table-column table:style-name="Table2.B"/>
        <table:table-row table:style-name="TableLine100921088">
          <table:table-cell table:style-name="Table2.A1" office:value-type="string">
            <text:p text:style-name="P48">ASC(STRING$, [POSITION])</text:p>
          </table:table-cell>
          <table:table-cell table:style-name="Table2.B1" office:value-type="string">
            <text:p text:style-name="P22">Returns the ASCII code of character <text:span text:style-name="T11">POSITION</text:span> (or 0 if <text:span text:style-name="T11">POSITION</text:span> is not defined) of <text:span text:style-name="T11">STRING$</text:span>.</text:p>
          </table:table-cell>
        </table:table-row>
        <table:table-row table:style-name="TableLine100312576">
          <table:table-cell table:style-name="Table2.A2" office:value-type="string">
            <text:p text:style-name="P48">BGC()</text:p>
          </table:table-cell>
          <table:table-cell table:style-name="Table2.B2" office:value-type="string">
            <text:p text:style-name="P22">Returns the current background color.</text:p>
          </table:table-cell>
        </table:table-row>
        <table:table-row table:style-name="TableLine100312576">
          <table:table-cell table:style-name="Table2.A2" office:value-type="string">
            <text:p text:style-name="P81">CHDIR(DIR$)</text:p>
          </table:table-cell>
          <table:table-cell table:style-name="Table2.B2" office:value-type="string">
            <text:p text:style-name="P88">Attempts to change <text:span text:style-name="T40">the current directory to </text:span><text:span text:style-name="T42">DIR$</text:span><text:span text:style-name="T40"> </text:span>and returns 0 on success and an error code on failure (the error code is taken directly from the C variable ‘<text:span text:style-name="T11">errno</text:span>’ set by the C ‘<text:span text:style-name="T11">chdir()</text:span>’ function).</text:p>
          </table:table-cell>
        </table:table-row>
        <table:table-row table:style-name="TableLine100320912">
          <table:table-cell table:style-name="Table2.A2" office:value-type="string">
            <text:p text:style-name="P48">CHR$(CODE)</text:p>
          </table:table-cell>
          <table:table-cell table:style-name="Table2.B2" office:value-type="string">
            <text:p text:style-name="P22">Returns ASCII character <text:span text:style-name="T11">CODE</text:span>.</text:p>
          </table:table-cell>
        </table:table-row>
        <table:table-row table:style-name="TableLine100320912">
          <table:table-cell table:style-name="Table2.A2" office:value-type="string">
            <text:p text:style-name="P82">CWD$()</text:p>
          </table:table-cell>
          <table:table-cell table:style-name="Table2.B2" office:value-type="string">
            <text:p text:style-name="P89">Returns the current working directory.</text:p>
          </table:table-cell>
        </table:table-row>
        <table:table-row table:style-name="TableLine100321456">
          <table:table-cell table:style-name="Table2.A2" office:value-type="string">
            <text:p text:style-name="P47">CINT(NUMBER)</text:p>
          </table:table-cell>
          <table:table-cell table:style-name="Table2.B2" office:value-type="string">
            <text:p text:style-name="P23">R<text:span text:style-name="T20">eturn</text:span>s <text:span text:style-name="T11">NUMBER</text:span> <text:span text:style-name="T20">rounded</text:span>.</text:p>
          </table:table-cell>
        </table:table-row>
        <table:table-row table:style-name="TableLine100322112">
          <table:table-cell table:style-name="Table2.A2" office:value-type="string">
            <text:p text:style-name="P47">COS(NUMBER)</text:p>
          </table:table-cell>
          <table:table-cell table:style-name="Table2.B2" office:value-type="string">
            <text:p text:style-name="P23">Returns the cosine of <text:span text:style-name="T11">NUMBER</text:span>.</text:p>
          </table:table-cell>
        </table:table-row>
        <table:table-row table:style-name="TableLine100322768">
          <table:table-cell table:style-name="Table2.A2" office:value-type="string">
            <text:p text:style-name="P47">COSH(NUMBER)</text:p>
          </table:table-cell>
          <table:table-cell table:style-name="Table2.B2" office:value-type="string">
            <text:p text:style-name="P23">Returns the hyperbolic cosine of <text:span text:style-name="T11">NUMBER</text:span>.</text:p>
          </table:table-cell>
        </table:table-row>
        <table:table-row table:style-name="TableLine100323440">
          <table:table-cell table:style-name="Table2.A2" office:value-type="string">
            <text:p text:style-name="P57">CURX()</text:p>
          </table:table-cell>
          <table:table-cell table:style-name="Table2.B2" office:value-type="string">
            <text:p text:style-name="P24">Returns the X position of the cursor.</text:p>
          </table:table-cell>
        </table:table-row>
        <table:table-row table:style-name="TableLine100324160">
          <table:table-cell table:style-name="Table2.A2" office:value-type="string">
            <text:p text:style-name="P57">CURY()</text:p>
          </table:table-cell>
          <table:table-cell table:style-name="Table2.B2" office:value-type="string">
            <text:p text:style-name="P24">Returns the Y position of the cursor.</text:p>
          </table:table-cell>
        </table:table-row>
        <table:table-row table:style-name="TableLine100325872">
          <table:table-cell table:style-name="Table2.A2" office:value-type="string">
            <text:p text:style-name="P59">EXP(NUMBER)</text:p>
          </table:table-cell>
          <table:table-cell table:style-name="Table2.B2" office:value-type="string">
            <text:p text:style-name="P25">Returns the exponent of <text:span text:style-name="T11">NUMBER</text:span>.</text:p>
          </table:table-cell>
        </table:table-row>
        <table:table-row table:style-name="TableLine100326592">
          <table:table-cell table:style-name="Table2.A2" office:value-type="string">
            <text:p text:style-name="P59">FGC()</text:p>
          </table:table-cell>
          <table:table-cell table:style-name="Table2.B2" office:value-type="string">
            <text:p text:style-name="P25">Returns the current foreground color.</text:p>
          </table:table-cell>
        </table:table-row>
        <table:table-row table:style-name="TableLine100327392">
          <table:table-cell table:style-name="Table2.A2" office:value-type="string">
            <text:p text:style-name="P60">INKEY$()</text:p>
          </table:table-cell>
          <table:table-cell table:style-name="Table2.B2" office:value-type="string">
            <text:p text:style-name="P26">Returns a character from the terminal.</text:p>
          </table:table-cell>
        </table:table-row>
        <table:table-row table:style-name="TableLine100328192">
          <table:table-cell table:style-name="Table2.A2" office:value-type="string">
            <text:p text:style-name="P61">INPUT$(PROMPT$)</text:p>
          </table:table-cell>
          <table:table-cell table:style-name="Table2.B2" office:value-type="string">
            <text:p text:style-name="P27">Returns a string after prompting for <text:span text:style-name="T11">PROMPT$</text:span> (asks “?: ” <text:span text:style-name="T19">if </text:span><text:span text:style-name="T14">PROMPT$</text:span><text:span text:style-name="T19"> is not defined</text:span>).</text:p>
          </table:table-cell>
        </table:table-row>
        <table:table-row table:style-name="TableLine100328992">
          <table:table-cell table:style-name="Table2.A2" office:value-type="string">
            <text:p text:style-name="P62">INT(NUMBER)</text:p>
          </table:table-cell>
          <table:table-cell table:style-name="Table2.B2" office:value-type="string">
            <text:p text:style-name="P28">Returns <text:span text:style-name="T11">NUMBER</text:span> rounded down. </text:p>
          </table:table-cell>
        </table:table-row>
        <text:soft-page-break/>
        <table:table-row table:style-name="TableLine100329792">
          <table:table-cell table:style-name="Table2.A2" office:value-type="string">
            <text:p text:style-name="P64">LCASE$(STRING$)</text:p>
          </table:table-cell>
          <table:table-cell table:style-name="Table2.B2" office:value-type="string">
            <text:p text:style-name="P29">Returns the lower-case version of <text:span text:style-name="T11">STRING$</text:span>.</text:p>
          </table:table-cell>
        </table:table-row>
        <table:table-row table:style-name="TableLine100330592">
          <table:table-cell table:style-name="Table2.A2" office:value-type="string">
            <text:p text:style-name="P64">LEN(STRING$)</text:p>
          </table:table-cell>
          <table:table-cell table:style-name="Table2.B2" office:value-type="string">
            <text:p text:style-name="P29">Returns the length of <text:span text:style-name="T11">STRING$</text:span>.</text:p>
          </table:table-cell>
        </table:table-row>
        <table:table-row table:style-name="TableLine100331392">
          <table:table-cell table:style-name="Table2.A2" office:value-type="string">
            <text:p text:style-name="P62">LOG(NUMBER)</text:p>
          </table:table-cell>
          <table:table-cell table:style-name="Table2.B2" office:value-type="string">
            <text:p text:style-name="P28">Retu<text:span text:style-name="T21">r</text:span>ns <text:span text:style-name="T21">the </text:span><text:span text:style-name="T22">natural</text:span><text:span text:style-name="T21"> logarithm of </text:span><text:span text:style-name="T15">NUMBER.</text:span></text:p>
          </table:table-cell>
        </table:table-row>
        <table:table-row table:style-name="TableLine100332192">
          <table:table-cell table:style-name="Table2.A2" office:value-type="string">
            <text:p text:style-name="P63">LOG10(NUMBER)</text:p>
          </table:table-cell>
          <table:table-cell table:style-name="Table2.B2" office:value-type="string">
            <text:p text:style-name="P29">Returns the common logarithm if <text:span text:style-name="T11">NUMBER</text:span>.</text:p>
          </table:table-cell>
        </table:table-row>
        <table:table-row table:style-name="TableLine100332992">
          <table:table-cell table:style-name="Table2.A2" office:value-type="string">
            <text:p text:style-name="P65">MOD(NUMBER)</text:p>
          </table:table-cell>
          <table:table-cell table:style-name="Table2.B2" office:value-type="string">
            <text:p text:style-name="P30">Returns the modulus of <text:span text:style-name="T11">NUMBER</text:span>.</text:p>
          </table:table-cell>
        </table:table-row>
        <table:table-row table:style-name="TableLine100333792">
          <table:table-cell table:style-name="Table2.A2" office:value-type="string">
            <text:p text:style-name="P65">PI()</text:p>
          </table:table-cell>
          <table:table-cell table:style-name="Table2.B2" office:value-type="string">
            <text:p text:style-name="P30">Returns Pi.</text:p>
          </table:table-cell>
        </table:table-row>
        <table:table-row table:style-name="TableLine100334592">
          <table:table-cell table:style-name="Table2.A2" office:value-type="string">
            <text:p text:style-name="P65"><text:span text:style-name="T47">{</text:span>RAND<text:span text:style-name="T47">|RND}</text:span>({MAX|MIN, MAX})</text:p>
          </table:table-cell>
          <table:table-cell table:style-name="Table2.B2" office:value-type="string">
            <text:p text:style-name="P30">Returns a random number <text:span text:style-name="T23">from </text:span><text:span text:style-name="T16">MIN</text:span><text:span text:style-name="T23"> (0 if </text:span><text:span text:style-name="T16">MIN</text:span><text:span text:style-name="T23"> is undefined) to </text:span><text:span text:style-name="T16">MAX</text:span><text:span text:style-name="T23">.</text:span></text:p>
          </table:table-cell>
        </table:table-row>
        <table:table-row table:style-name="TableLine100336192">
          <table:table-cell table:style-name="Table2.A2" office:value-type="string">
            <text:p text:style-name="P58"><text:span text:style-name="T47">{</text:span><text:span text:style-name="T24">SH</text:span><text:span text:style-name="T47">|EXEC}</text:span>(COMMAND$)</text:p>
          </table:table-cell>
          <table:table-cell table:style-name="Table2.B2" office:value-type="string">
            <text:p text:style-name="P14">Runs <text:span text:style-name="T13">COMMAND$</text:span> in sh on Linux and Command Prompt on Windows <text:span text:style-name="T18">and returns the exit status.</text:span></text:p>
          </table:table-cell>
        </table:table-row>
        <table:table-row table:style-name="TableLine100336992">
          <table:table-cell table:style-name="Table2.A2" office:value-type="string">
            <text:p text:style-name="P66">SIN(NUMBER)</text:p>
          </table:table-cell>
          <table:table-cell table:style-name="Table2.B2" office:value-type="string">
            <text:p text:style-name="P31">Returns the sine of <text:span text:style-name="T11">NUMBER</text:span>.</text:p>
          </table:table-cell>
        </table:table-row>
        <table:table-row table:style-name="TableLine100337792">
          <table:table-cell table:style-name="Table2.A2" office:value-type="string">
            <text:p text:style-name="P66">SINH(NUMBER)</text:p>
          </table:table-cell>
          <table:table-cell table:style-name="Table2.B2" office:value-type="string">
            <text:p text:style-name="P31">Returns the hyperbolic sine of <text:span text:style-name="T11">NUMBER</text:span>.</text:p>
          </table:table-cell>
        </table:table-row>
        <table:table-row table:style-name="TableLine100338592">
          <table:table-cell table:style-name="Table2.A2" office:value-type="string">
            <text:p text:style-name="P66">STR$(NUMBER)</text:p>
          </table:table-cell>
          <table:table-cell table:style-name="Table2.B2" office:value-type="string">
            <text:p text:style-name="P31">Returns <text:span text:style-name="T11">NUMBER</text:span> as a string.</text:p>
          </table:table-cell>
        </table:table-row>
        <table:table-row table:style-name="TableLine100339392">
          <table:table-cell table:style-name="Table2.A2" office:value-type="string">
            <text:p text:style-name="P66">TAN(NUMBER)</text:p>
          </table:table-cell>
          <table:table-cell table:style-name="Table2.B2" office:value-type="string">
            <text:p text:style-name="P31">Returns the tangent of <text:span text:style-name="T11">NUMBER</text:span>.</text:p>
          </table:table-cell>
        </table:table-row>
        <table:table-row table:style-name="TableLine100340192">
          <table:table-cell table:style-name="Table2.A2" office:value-type="string">
            <text:p text:style-name="P66">TANH(NUMBER)</text:p>
          </table:table-cell>
          <table:table-cell table:style-name="Table2.B2" office:value-type="string">
            <text:p text:style-name="P31">Returns the hyperbolic tangent of <text:span text:style-name="T11">NUMBER</text:span>.</text:p>
          </table:table-cell>
        </table:table-row>
        <table:table-row table:style-name="TableLine100341024">
          <table:table-cell table:style-name="Table2.A2" office:value-type="string">
            <text:p text:style-name="P68">TIME()</text:p>
          </table:table-cell>
          <table:table-cell table:style-name="Table2.B2" office:value-type="string">
            <text:p text:style-name="P33">Returns the current time in seconds.</text:p>
          </table:table-cell>
        </table:table-row>
        <table:table-row table:style-name="TableLine100341856">
          <table:table-cell table:style-name="Table2.A2" office:value-type="string">
            <text:p text:style-name="P68">TIMEMS()</text:p>
          </table:table-cell>
          <table:table-cell table:style-name="Table2.B2" office:value-type="string">
            <text:p text:style-name="P33">Returns the current time in milliseconds.</text:p>
          </table:table-cell>
        </table:table-row>
        <table:table-row table:style-name="TableLine100342688">
          <table:table-cell table:style-name="Table2.A2" office:value-type="string">
            <text:p text:style-name="P68">TIMEUS()</text:p>
          </table:table-cell>
          <table:table-cell table:style-name="Table2.B2" office:value-type="string">
            <text:p text:style-name="P33">Returns the current time in microseconds.</text:p>
          </table:table-cell>
        </table:table-row>
        <table:table-row table:style-name="TableLine100343520">
          <table:table-cell table:style-name="Table2.A2" office:value-type="string">
            <text:p text:style-name="P67">TIMER()</text:p>
          </table:table-cell>
          <table:table-cell table:style-name="Table2.B2" office:value-type="string">
            <text:p text:style-name="P32">Returns the timer value in seconds.</text:p>
          </table:table-cell>
        </table:table-row>
        <table:table-row table:style-name="TableLine100344352">
          <table:table-cell table:style-name="Table2.A2" office:value-type="string">
            <text:p text:style-name="P67">TIMER<text:span text:style-name="T25">MS</text:span>()</text:p>
          </table:table-cell>
          <table:table-cell table:style-name="Table2.B2" office:value-type="string">
            <text:p text:style-name="P32">Returns the timer value in <text:span text:style-name="T25">milli</text:span>seconds.</text:p>
          </table:table-cell>
        </table:table-row>
        <table:table-row table:style-name="TableLine100325600">
          <table:table-cell table:style-name="Table2.A2" office:value-type="string">
            <text:p text:style-name="P67">TIMER<text:span text:style-name="T25">US</text:span>()</text:p>
          </table:table-cell>
          <table:table-cell table:style-name="Table2.B2" office:value-type="string">
            <text:p text:style-name="P32">Returns the timer value in <text:span text:style-name="T25">micro</text:span>seconds.</text:p>
          </table:table-cell>
        </table:table-row>
        <table:table-row table:style-name="TableLine100345744">
          <table:table-cell table:style-name="Table2.A2" office:value-type="string">
            <text:p text:style-name="P69">UCASE$(STRING$)</text:p>
          </table:table-cell>
          <table:table-cell table:style-name="Table2.B2" office:value-type="string">
            <text:p text:style-name="P34">Returns the upper-case version of <text:span text:style-name="T11">STRING$</text:span>.</text:p>
          </table:table-cell>
        </table:table-row>
        <table:table-row table:style-name="TableLine100346576">
          <table:table-cell table:style-name="Table2.A2" office:value-type="string">
            <text:p text:style-name="P70">VAL(STRING$)</text:p>
          </table:table-cell>
          <table:table-cell table:style-name="Table2.B2" office:value-type="string">
            <text:p text:style-name="P35">Returns the numeric value of <text:span text:style-name="T11">STRING$</text:span>.</text:p>
          </table:table-cell>
        </table:table-row>
        <table:table-row table:style-name="TableLine100347408">
          <table:table-cell table:style-name="Table2.A2" office:value-type="string">
            <text:p text:style-name="P70">_BITS$<text:span text:style-name="T26">()</text:span></text:p>
          </table:table-cell>
          <table:table-cell table:style-name="Table2.B2" office:value-type="string">
            <text:p text:style-name="P36">Returns the executable bit format.</text:p>
          </table:table-cell>
        </table:table-row>
        <table:table-row table:style-name="TableLine100348240">
          <table:table-cell table:style-name="Table2.A2" office:value-type="string">
            <text:p text:style-name="P70">_<text:span text:style-name="T27">DEBUG()</text:span></text:p>
          </table:table-cell>
          <table:table-cell table:style-name="Table2.B2" office:value-type="string">
            <text:p text:style-name="P37">Returns 1 if in debug mode and 0 otherwise.</text:p>
          </table:table-cell>
        </table:table-row>
        <table:table-row table:style-name="TableLine100348240">
          <table:table-cell table:style-name="Table2.A2" office:value-type="string">
            <text:p text:style-name="P70">_<text:span text:style-name="T50">HOME$()</text:span></text:p>
          </table:table-cell>
          <table:table-cell table:style-name="Table2.B2" office:value-type="string">
            <text:p text:style-name="P87">Returns the path to the user’s home directoy.</text:p>
          </table:table-cell>
        </table:table-row>
        <table:table-row table:style-name="TableLine100349072">
          <table:table-cell table:style-name="Table2.A2" office:value-type="string">
            <text:p text:style-name="P70">_<text:span text:style-name="T27">OS$()</text:span></text:p>
          </table:table-cell>
          <table:table-cell table:style-name="Table2.B2" office:value-type="string">
            <text:p text:style-name="P37">Returns the current operating system name.</text:p>
          </table:table-cell>
        </table:table-row>
        <text:soft-page-break/>
        <table:table-row table:style-name="TableLine100349904">
          <table:table-cell table:style-name="Table2.A2" office:value-type="string">
            <text:p text:style-name="P70">_<text:span text:style-name="T28">PROMPT$()</text:span></text:p>
          </table:table-cell>
          <table:table-cell table:style-name="Table2.B2" office:value-type="string">
            <text:p text:style-name="P38">Returns the prompt string.</text:p>
          </table:table-cell>
        </table:table-row>
        <table:table-row table:style-name="TableLine100350736">
          <table:table-cell table:style-name="Table2.A2" office:value-type="string">
            <text:p text:style-name="P70">_<text:span text:style-name="T29">TXTLOCK()</text:span></text:p>
          </table:table-cell>
          <table:table-cell table:style-name="Table2.B2" office:value-type="string">
            <text:p text:style-name="P39">Returns 1 if the text lock is in effect and 0 otherwise.</text:p>
          </table:table-cell>
        </table:table-row>
        <table:table-row table:style-name="TableLine100351568">
          <table:table-cell table:style-name="Table2.A2" office:value-type="string">
            <text:p text:style-name="P70">_<text:span text:style-name="T30">VER$()</text:span></text:p>
          </table:table-cell>
          <table:table-cell table:style-name="Table2.B2" office:value-type="string">
            <text:p text:style-name="P40">Returns the CLIBASIC version.</text:p>
          </table:table-cell>
        </table:table-row>
      </table:table>
      <text:p text:style-name="P8"/>
      <text:p text:style-name="P5"><text:span text:style-name="T31">Logic Commands</text:span>:</text:p>
      <text:p text:style-name="P7"/>
      <table:table table:name="Table3" table:style-name="Table3">
        <table:table-column table:style-name="Table3.A"/>
        <table:table-column table:style-name="Table3.B"/>
        <table:table-row table:style-name="TableLine101062544">
          <table:table-cell table:style-name="Table3.A1" office:value-type="string">
            <text:p text:style-name="P72">DO</text:p>
          </table:table-cell>
          <table:table-cell table:style-name="Table3.B1" office:value-type="string">
            <text:p text:style-name="P42">Begin<text:span text:style-name="T32">s</text:span> a DO <text:span text:style-name="T32">block</text:span>.</text:p>
          </table:table-cell>
        </table:table-row>
        <table:table-row table:style-name="TableLine100366912">
          <table:table-cell table:style-name="Table3.A2" office:value-type="string">
            <text:p text:style-name="P72">DOWHILE CONDITION</text:p>
          </table:table-cell>
          <table:table-cell table:style-name="Table3.B2" office:value-type="string">
            <text:p text:style-name="P42">Begin<text:span text:style-name="T32">s</text:span> a DO <text:span text:style-name="T32">block</text:span> while <text:span text:style-name="T11">CONDITION</text:span> is true.</text:p>
          </table:table-cell>
        </table:table-row>
        <table:table-row table:style-name="TableLine100368016">
          <table:table-cell table:style-name="Table3.A2" office:value-type="string">
            <text:p text:style-name="P74">ELSE</text:p>
          </table:table-cell>
          <table:table-cell table:style-name="Table3.B2" office:value-type="string">
            <text:p text:style-name="P43">Inverts an IF command.</text:p>
          </table:table-cell>
        </table:table-row>
        <table:table-row table:style-name="TableLine100368560">
          <table:table-cell table:style-name="Table3.A2" office:value-type="string">
            <text:p text:style-name="P74">ENDIF</text:p>
          </table:table-cell>
          <table:table-cell table:style-name="Table3.B2" office:value-type="string">
            <text:p text:style-name="P43">Ends an IF block.</text:p>
          </table:table-cell>
        </table:table-row>
        <table:table-row table:style-name="TableLine100369216">
          <table:table-cell table:style-name="Table3.A2" office:value-type="string">
            <text:p text:style-name="P75">FOR VAR, INIT, CONDITION, I</text:p>
          </table:table-cell>
          <table:table-cell table:style-name="Table3.B2" office:value-type="string">
            <text:p text:style-name="P44">Begins a FOR block, sets <text:span text:style-name="T11">VAR</text:span> to <text:span text:style-name="T11">INIT</text:span> and loops while adding <text:span text:style-name="T11">I</text:span> to <text:span text:style-name="T11">VAR</text:span> while <text:span text:style-name="T11">CONDITION</text:span> is true.</text:p>
          </table:table-cell>
        </table:table-row>
        <table:table-row table:style-name="TableLine100369872">
          <table:table-cell table:style-name="Table3.A2" office:value-type="string">
            <text:p text:style-name="P73">IF CONDITION</text:p>
          </table:table-cell>
          <table:table-cell table:style-name="Table3.B2" office:value-type="string">
            <text:p text:style-name="P43"><text:span text:style-name="T34">Begins an IF block and r</text:span>uns commands if <text:span text:style-name="T11">CONDITION</text:span> is true.</text:p>
          </table:table-cell>
        </table:table-row>
        <table:table-row table:style-name="TableLine100370480">
          <table:table-cell table:style-name="Table3.A2" office:value-type="string">
            <text:p text:style-name="P72">LOOP</text:p>
          </table:table-cell>
          <table:table-cell table:style-name="Table3.B2" office:value-type="string">
            <text:p text:style-name="P42">Jump<text:span text:style-name="T35">s</text:span> to the beginning of a DO/LOOP <text:span text:style-name="T33">block</text:span>.</text:p>
          </table:table-cell>
        </table:table-row>
        <table:table-row table:style-name="TableLine100371136">
          <table:table-cell table:style-name="Table3.A2" office:value-type="string">
            <text:p text:style-name="P72">LOOPWHILE CONDITION</text:p>
          </table:table-cell>
          <table:table-cell table:style-name="Table3.B2" office:value-type="string">
            <text:p text:style-name="P42">Jump<text:span text:style-name="T35">s</text:span> to the beginning of a DO/LOOP <text:span text:style-name="T33">block </text:span>if <text:span text:style-name="T11">CONDITION</text:span> is true.</text:p>
          </table:table-cell>
        </table:table-row>
        <table:table-row table:style-name="TableLine100371792">
          <table:table-cell table:style-name="Table3.A2" office:value-type="string">
            <text:p text:style-name="P75">NEXT</text:p>
          </table:table-cell>
          <table:table-cell table:style-name="Table3.B2" office:value-type="string">
            <text:p text:style-name="P44">Jumps to the beginning of a FOR <text:span text:style-name="T36">block.</text:span></text:p>
          </table:table-cell>
        </table:table-row>
        <table:table-row table:style-name="TableLine100372720">
          <table:table-cell table:style-name="Table3.A2" office:value-type="string">
            <text:p text:style-name="P71">REM</text:p>
          </table:table-cell>
          <table:table-cell table:style-name="Table3.B2" office:value-type="string">
            <text:p text:style-name="P41">Comments out one command.</text:p>
          </table:table-cell>
        </table:table-row>
      </table:table>
      <text:p text:style-name="P7"/>
      <text:p text:style-name="P5"><text:span text:style-name="T37">Symbol</text:span><text:span text:style-name="T31">s</text:span>:</text:p>
      <text:p text:style-name="P8"/>
      <table:table table:name="Table4" table:style-name="Table4">
        <table:table-column table:style-name="Table4.A"/>
        <table:table-column table:style-name="Table4.B"/>
        <table:table-row table:style-name="TableLine100355264">
          <table:table-cell table:style-name="Table4.A1" office:value-type="string">
            <text:p text:style-name="P76">?</text:p>
          </table:table-cell>
          <table:table-cell table:style-name="Table4.B1" office:value-type="string">
            <text:p text:style-name="P45"><text:span text:style-name="T38">Shortcut to </text:span>PRINT.</text:p>
          </table:table-cell>
        </table:table-row>
        <table:table-row table:style-name="TableLine100378880">
          <table:table-cell table:style-name="Table4.A2" office:value-type="string">
            <text:p text:style-name="P76">'</text:p>
          </table:table-cell>
          <table:table-cell table:style-name="Table4.B2" office:value-type="string">
            <text:p text:style-name="P46">Comment <text:span text:style-name="T39">until the end of the line.</text:span>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4-27T23:32:13.634521344</dc:date>
    <meta:editing-duration>PT3H40M1S</meta:editing-duration>
    <meta:editing-cycles>94</meta:editing-cycles>
    <meta:generator>LibreOffice/7.0.4.2$Linux_X86_64 LibreOffice_project/dcf040e67528d9187c66b2379df5ea4407429775</meta:generator>
    <meta:document-statistic meta:table-count="4" meta:image-count="0" meta:object-count="0" meta:page-count="5" meta:paragraph-count="169" meta:word-count="738" meta:character-count="4662" meta:non-whitespace-character-count="4092"/>
  </office:meta>
</office:document-meta>
</file>